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92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PageStyle_5f_13_5f_19_20_ott">
      <style:table-properties table:display="true" style:writing-mode="lr-tb"/>
    </style:style>
    <style:style style:name="ce1" style:family="table-cell" style:parent-style-name="Default" style:data-style-name="N126">
      <style:table-cell-properties style:glyph-orientation-vertical="0" fo:background-color="#99ccff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26">
      <style:table-cell-properties style:glyph-orientation-vertical="0" fo:background-color="#ccffcc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" style:family="table-cell" style:parent-style-name="Default" style:data-style-name="N128">
      <style:table-cell-properties style:glyph-orientation-vertical="0" fo:background-color="#99ccff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 style:data-style-name="N128">
      <style:table-cell-properties style:glyph-orientation-vertical="0" fo:background-color="#ccffcc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555in solid #ffffff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13_19 ott" table:style-name="ta1" table:print="false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53" table:default-cell-style-name="ce9"/>
        <table:table-row table:style-name="ro1">
          <table:table-cell table:style-name="ce1" office:value-type="string">
            <text:p>Data</text:p>
          </table:table-cell>
          <table:table-cell table:style-name="ce4" office:value-type="string">
            <text:p>Ora inizio</text:p>
          </table:table-cell>
          <table:table-cell table:style-name="ce4" office:value-type="string">
            <text:p>Ora fine</text:p>
          </table:table-cell>
          <table:table-cell table:style-name="ce7" office:value-type="string">
            <text:p>Emittenti</text:p>
          </table:table-cell>
          <table:table-cell table:style-name="ce7" office:value-type="string">
            <text:p>Spettatori (migliaia)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57">
            <text:p>25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694">
            <text:p>69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785">
            <text:p>785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067">
            <text:p>106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074">
            <text:p>107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057">
            <text:p>205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236">
            <text:p>2236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71">
            <text:p>271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743">
            <text:p>743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764">
            <text:p>76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98">
            <text:p>998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177">
            <text:p>1177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883">
            <text:p>1883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135">
            <text:p>213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63">
            <text:p>26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710">
            <text:p>71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806">
            <text:p>80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851">
            <text:p>851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016">
            <text:p>101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988">
            <text:p>1988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253">
            <text:p>225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48">
            <text:p>24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871">
            <text:p>87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941">
            <text:p>94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061">
            <text:p>106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295">
            <text:p>1295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890">
            <text:p>1890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534">
            <text:p>253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92">
            <text:p>292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764">
            <text:p>76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08">
            <text:p>90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940">
            <text:p>94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187">
            <text:p>118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258">
            <text:p>225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395">
            <text:p>239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37">
            <text:p>23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851">
            <text:p>85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944">
            <text:p>944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113">
            <text:p>1113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1203">
            <text:p>1203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069">
            <text:p>2069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180">
            <text:p>218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La7</text:p>
          </table:table-cell>
          <table:table-cell table:style-name="ce8" office:value-type="float" office:value="278">
            <text:p>27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3</text:p>
          </table:table-cell>
          <table:table-cell table:style-name="ce8" office:value-type="float" office:value="786">
            <text:p>78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ete4</text:p>
          </table:table-cell>
          <table:table-cell table:style-name="ce8" office:value-type="float" office:value="831">
            <text:p>831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036">
            <text:p>103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026">
            <text:p>202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2</text:p>
          </table:table-cell>
          <table:table-cell table:style-name="ce8" office:value-type="float" office:value="2104">
            <text:p>2104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0833333333333333">
            <text:p>2.00</text:p>
          </table:table-cell>
          <table:table-cell table:style-name="ce5" office:value-type="float" office:value="0.291666666666667">
            <text:p>7.00</text:p>
          </table:table-cell>
          <table:table-cell table:style-name="ce8" office:value-type="string">
            <text:p>Rai1</text:p>
          </table:table-cell>
          <table:table-cell table:style-name="ce8" office:value-type="float" office:value="2211">
            <text:p>221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149">
            <text:p>149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217">
            <text:p>21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312">
            <text:p>312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76">
            <text:p>37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489">
            <text:p>489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979">
            <text:p>979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384">
            <text:p>138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167">
            <text:p>167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219">
            <text:p>21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336">
            <text:p>336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415">
            <text:p>41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499">
            <text:p>49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975">
            <text:p>97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403">
            <text:p>140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78">
            <text:p>78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256">
            <text:p>25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339">
            <text:p>339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418">
            <text:p>418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571">
            <text:p>571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817">
            <text:p>81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111">
            <text:p>111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100">
            <text:p>100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266">
            <text:p>266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323">
            <text:p>32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573">
            <text:p>57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619">
            <text:p>619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742">
            <text:p>742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478">
            <text:p>147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236">
            <text:p>236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237">
            <text:p>23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243">
            <text:p>24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67">
            <text:p>36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467">
            <text:p>46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028">
            <text:p>102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534">
            <text:p>1534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214">
            <text:p>214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255">
            <text:p>25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359">
            <text:p>359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97">
            <text:p>39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467">
            <text:p>46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089">
            <text:p>1089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506">
            <text:p>150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3</text:p>
          </table:table-cell>
          <table:table-cell table:style-name="ce8" office:value-type="float" office:value="208">
            <text:p>20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La7</text:p>
          </table:table-cell>
          <table:table-cell table:style-name="ce8" office:value-type="float" office:value="228">
            <text:p>22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ete4</text:p>
          </table:table-cell>
          <table:table-cell table:style-name="ce8" office:value-type="float" office:value="343">
            <text:p>343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408">
            <text:p>40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2</text:p>
          </table:table-cell>
          <table:table-cell table:style-name="ce8" office:value-type="float" office:value="556">
            <text:p>55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061">
            <text:p>1061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291666666666667">
            <text:p>7.00</text:p>
          </table:table-cell>
          <table:table-cell table:style-name="ce5" office:value-type="float" office:value="0.375">
            <text:p>9.00</text:p>
          </table:table-cell>
          <table:table-cell table:style-name="ce8" office:value-type="string">
            <text:p>Rai1</text:p>
          </table:table-cell>
          <table:table-cell table:style-name="ce8" office:value-type="float" office:value="1420">
            <text:p>1420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26">
            <text:p>12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331">
            <text:p>33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35">
            <text:p>335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396">
            <text:p>39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420">
            <text:p>420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579">
            <text:p>579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862">
            <text:p>86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86">
            <text:p>86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315">
            <text:p>31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25">
            <text:p>32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339">
            <text:p>33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476">
            <text:p>476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511">
            <text:p>511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893">
            <text:p>89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23">
            <text:p>12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281">
            <text:p>281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410">
            <text:p>41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476">
            <text:p>47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622">
            <text:p>62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725">
            <text:p>72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805">
            <text:p>805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08">
            <text:p>10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419">
            <text:p>419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615">
            <text:p>615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788">
            <text:p>78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1019">
            <text:p>1019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082">
            <text:p>1082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1714">
            <text:p>171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20">
            <text:p>12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54">
            <text:p>35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413">
            <text:p>41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418">
            <text:p>41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441">
            <text:p>441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573">
            <text:p>57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965">
            <text:p>96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15">
            <text:p>11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26">
            <text:p>32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371">
            <text:p>37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398">
            <text:p>39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421">
            <text:p>42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585">
            <text:p>58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981">
            <text:p>981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La7</text:p>
          </table:table-cell>
          <table:table-cell table:style-name="ce8" office:value-type="float" office:value="146">
            <text:p>14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380">
            <text:p>38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3</text:p>
          </table:table-cell>
          <table:table-cell table:style-name="ce8" office:value-type="float" office:value="392">
            <text:p>392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ete4</text:p>
          </table:table-cell>
          <table:table-cell table:style-name="ce8" office:value-type="float" office:value="406">
            <text:p>40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2</text:p>
          </table:table-cell>
          <table:table-cell table:style-name="ce8" office:value-type="float" office:value="509">
            <text:p>509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717">
            <text:p>717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375">
            <text:p>9.00</text:p>
          </table:table-cell>
          <table:table-cell table:style-name="ce5" office:value-type="float" office:value="0.5">
            <text:p>12.00</text:p>
          </table:table-cell>
          <table:table-cell table:style-name="ce8" office:value-type="string">
            <text:p>Rai1</text:p>
          </table:table-cell>
          <table:table-cell table:style-name="ce8" office:value-type="float" office:value="1082">
            <text:p>1082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383">
            <text:p>383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020">
            <text:p>1020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404">
            <text:p>140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627">
            <text:p>162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437">
            <text:p>243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2602">
            <text:p>2602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162">
            <text:p>316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380">
            <text:p>380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115">
            <text:p>111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212">
            <text:p>121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454">
            <text:p>145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247">
            <text:p>2247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2648">
            <text:p>2648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116">
            <text:p>311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370">
            <text:p>37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357">
            <text:p>135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428">
            <text:p>1428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435">
            <text:p>143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1695">
            <text:p>169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055">
            <text:p>305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3302">
            <text:p>3302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318">
            <text:p>31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897">
            <text:p>897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216">
            <text:p>1216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807">
            <text:p>1807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554">
            <text:p>2554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823">
            <text:p>282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3847">
            <text:p>384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389">
            <text:p>389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215">
            <text:p>1215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311">
            <text:p>1311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543">
            <text:p>154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250">
            <text:p>225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2770">
            <text:p>277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285">
            <text:p>328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401">
            <text:p>40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072">
            <text:p>107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319">
            <text:p>1319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542">
            <text:p>154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302">
            <text:p>230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2706">
            <text:p>270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268">
            <text:p>326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La7</text:p>
          </table:table-cell>
          <table:table-cell table:style-name="ce8" office:value-type="float" office:value="426">
            <text:p>42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3</text:p>
          </table:table-cell>
          <table:table-cell table:style-name="ce8" office:value-type="float" office:value="1167">
            <text:p>1167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ete4</text:p>
          </table:table-cell>
          <table:table-cell table:style-name="ce8" office:value-type="float" office:value="1441">
            <text:p>1441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558">
            <text:p>155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2</text:p>
          </table:table-cell>
          <table:table-cell table:style-name="ce8" office:value-type="float" office:value="2324">
            <text:p>2324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Rai1</text:p>
          </table:table-cell>
          <table:table-cell table:style-name="ce8" office:value-type="float" office:value="2903">
            <text:p>2903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5">
            <text:p>12.00</text:p>
          </table:table-cell>
          <table:table-cell table:style-name="ce5" office:value-type="float" office:value="0.625">
            <text:p>15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3424">
            <text:p>342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254">
            <text:p>25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431">
            <text:p>43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626">
            <text:p>62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27">
            <text:p>92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584">
            <text:p>158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915">
            <text:p>1915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023">
            <text:p>2023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281">
            <text:p>281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410">
            <text:p>410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599">
            <text:p>59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24">
            <text:p>92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325">
            <text:p>132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789">
            <text:p>178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087">
            <text:p>208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546">
            <text:p>54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652">
            <text:p>65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712">
            <text:p>71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772">
            <text:p>77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149">
            <text:p>1149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1533">
            <text:p>153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223">
            <text:p>222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311">
            <text:p>31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808">
            <text:p>80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884">
            <text:p>884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01">
            <text:p>90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2197">
            <text:p>2197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566">
            <text:p>2566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857">
            <text:p>285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294">
            <text:p>29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447">
            <text:p>44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558">
            <text:p>55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884">
            <text:p>88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643">
            <text:p>164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024">
            <text:p>202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236">
            <text:p>223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362">
            <text:p>36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468">
            <text:p>46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676">
            <text:p>67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865">
            <text:p>865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588">
            <text:p>158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928">
            <text:p>192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093">
            <text:p>2093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La7</text:p>
          </table:table-cell>
          <table:table-cell table:style-name="ce8" office:value-type="float" office:value="360">
            <text:p>36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3</text:p>
          </table:table-cell>
          <table:table-cell table:style-name="ce8" office:value-type="float" office:value="518">
            <text:p>51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ete4</text:p>
          </table:table-cell>
          <table:table-cell table:style-name="ce8" office:value-type="float" office:value="725">
            <text:p>72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027">
            <text:p>1027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2</text:p>
          </table:table-cell>
          <table:table-cell table:style-name="ce8" office:value-type="float" office:value="1535">
            <text:p>153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215">
            <text:p>221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625">
            <text:p>15.00</text:p>
          </table:table-cell>
          <table:table-cell table:style-name="ce5" office:value-type="float" office:value="0.75">
            <text:p>18.00</text:p>
          </table:table-cell>
          <table:table-cell table:style-name="ce8" office:value-type="string">
            <text:p>Rai1</text:p>
          </table:table-cell>
          <table:table-cell table:style-name="ce8" office:value-type="float" office:value="2656">
            <text:p>265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361">
            <text:p>36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1003">
            <text:p>1003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205">
            <text:p>1205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1799">
            <text:p>1799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1926">
            <text:p>192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765">
            <text:p>3765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474">
            <text:p>447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417">
            <text:p>417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939">
            <text:p>93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249">
            <text:p>124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1919">
            <text:p>191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2049">
            <text:p>204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444">
            <text:p>344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104">
            <text:p>4104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467">
            <text:p>46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894">
            <text:p>894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113">
            <text:p>111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1683">
            <text:p>168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1860">
            <text:p>186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102">
            <text:p>310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3704">
            <text:p>3704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470">
            <text:p>470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198">
            <text:p>119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1354">
            <text:p>1354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1747">
            <text:p>1747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1840">
            <text:p>1840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4027">
            <text:p>4027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657">
            <text:p>465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436">
            <text:p>436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1048">
            <text:p>104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420">
            <text:p>142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2087">
            <text:p>208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2237">
            <text:p>223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965">
            <text:p>3965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707">
            <text:p>470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347">
            <text:p>34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1079">
            <text:p>1079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306">
            <text:p>130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2010">
            <text:p>2010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2250">
            <text:p>2250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916">
            <text:p>391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579">
            <text:p>4579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La7</text:p>
          </table:table-cell>
          <table:table-cell table:style-name="ce8" office:value-type="float" office:value="378">
            <text:p>37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ete4</text:p>
          </table:table-cell>
          <table:table-cell table:style-name="ce8" office:value-type="float" office:value="1086">
            <text:p>108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1515">
            <text:p>151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3</text:p>
          </table:table-cell>
          <table:table-cell table:style-name="ce8" office:value-type="float" office:value="2046">
            <text:p>204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2</text:p>
          </table:table-cell>
          <table:table-cell table:style-name="ce8" office:value-type="float" office:value="2175">
            <text:p>217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3965">
            <text:p>396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75">
            <text:p>18.00</text:p>
          </table:table-cell>
          <table:table-cell table:style-name="ce5" office:value-type="float" office:value="0.854166666666667">
            <text:p>20.30</text:p>
          </table:table-cell>
          <table:table-cell table:style-name="ce8" office:value-type="string">
            <text:p>Rai1</text:p>
          </table:table-cell>
          <table:table-cell table:style-name="ce8" office:value-type="float" office:value="4812">
            <text:p>4812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644">
            <text:p>64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1842">
            <text:p>1842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1846">
            <text:p>184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626">
            <text:p>2626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3378">
            <text:p>3378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6578">
            <text:p>6578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7354">
            <text:p>7354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612">
            <text:p>61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2299">
            <text:p>2299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340">
            <text:p>2340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3105">
            <text:p>3105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3528">
            <text:p>3528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5182">
            <text:p>518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6336">
            <text:p>633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419">
            <text:p>419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1763">
            <text:p>1763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2230">
            <text:p>223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2241">
            <text:p>2241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2382">
            <text:p>2382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5187">
            <text:p>518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6126">
            <text:p>6126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402">
            <text:p>402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059">
            <text:p>2059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2311">
            <text:p>231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2470">
            <text:p>2470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2668">
            <text:p>266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5231">
            <text:p>523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7502">
            <text:p>7502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733">
            <text:p>73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254">
            <text:p>225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2500">
            <text:p>2500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2674">
            <text:p>2674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3122">
            <text:p>3122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7523">
            <text:p>752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7884">
            <text:p>7884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382">
            <text:p>38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2511">
            <text:p>251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616">
            <text:p>2616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3038">
            <text:p>303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3481">
            <text:p>348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5747">
            <text:p>574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7295">
            <text:p>729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La7</text:p>
          </table:table-cell>
          <table:table-cell table:style-name="ce8" office:value-type="float" office:value="662">
            <text:p>662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3</text:p>
          </table:table-cell>
          <table:table-cell table:style-name="ce8" office:value-type="float" office:value="2180">
            <text:p>218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ete4</text:p>
          </table:table-cell>
          <table:table-cell table:style-name="ce8" office:value-type="float" office:value="2368">
            <text:p>2368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Italia1</text:p>
          </table:table-cell>
          <table:table-cell table:style-name="ce8" office:value-type="float" office:value="4036">
            <text:p>403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Canale5</text:p>
          </table:table-cell>
          <table:table-cell table:style-name="ce8" office:value-type="float" office:value="5339">
            <text:p>5339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1</text:p>
          </table:table-cell>
          <table:table-cell table:style-name="ce8" office:value-type="float" office:value="5595">
            <text:p>559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854166666666667">
            <text:p>20.30</text:p>
          </table:table-cell>
          <table:table-cell table:style-name="ce5" office:value-type="float" office:value="0.9375">
            <text:p>22.30</text:p>
          </table:table-cell>
          <table:table-cell table:style-name="ce8" office:value-type="string">
            <text:p>Rai2</text:p>
          </table:table-cell>
          <table:table-cell table:style-name="ce8" office:value-type="float" office:value="6461">
            <text:p>646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370">
            <text:p>370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678">
            <text:p>678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691">
            <text:p>691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777">
            <text:p>77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744">
            <text:p>1744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887">
            <text:p>1887</text:p>
          </table:table-cell>
          <table:table-cell table:number-columns-repeated="251"/>
        </table:table-row>
        <table:table-row table:style-name="ro1">
          <table:table-cell table:style-name="ce2" office:value-type="float" office:value="38638">
            <text:p>13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2201">
            <text:p>2201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416">
            <text:p>416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773">
            <text:p>773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907">
            <text:p>907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952">
            <text:p>952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241">
            <text:p>1241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988">
            <text:p>1988</text:p>
          </table:table-cell>
          <table:table-cell table:number-columns-repeated="251"/>
        </table:table-row>
        <table:table-row table:style-name="ro1">
          <table:table-cell table:style-name="ce2" office:value-type="float" office:value="38639">
            <text:p>14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2189">
            <text:p>2189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251">
            <text:p>251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686">
            <text:p>686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697">
            <text:p>69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835">
            <text:p>835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977">
            <text:p>977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770">
            <text:p>2770</text:p>
          </table:table-cell>
          <table:table-cell table:number-columns-repeated="251"/>
        </table:table-row>
        <table:table-row table:style-name="ro1">
          <table:table-cell table:style-name="ce2" office:value-type="float" office:value="38640">
            <text:p>15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3664">
            <text:p>3664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348">
            <text:p>348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1043">
            <text:p>1043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111">
            <text:p>111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1121">
            <text:p>1121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1172">
            <text:p>1172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1216">
            <text:p>1216</text:p>
          </table:table-cell>
          <table:table-cell table:number-columns-repeated="251"/>
        </table:table-row>
        <table:table-row table:style-name="ro1">
          <table:table-cell table:style-name="ce2" office:value-type="float" office:value="38641">
            <text:p>16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1731">
            <text:p>1731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398">
            <text:p>39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946">
            <text:p>946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978">
            <text:p>978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983">
            <text:p>983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1137">
            <text:p>1137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291">
            <text:p>2291</text:p>
          </table:table-cell>
          <table:table-cell table:number-columns-repeated="251"/>
        </table:table-row>
        <table:table-row table:style-name="ro1">
          <table:table-cell table:style-name="ce2" office:value-type="float" office:value="38642">
            <text:p>17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2557">
            <text:p>255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238">
            <text:p>238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1082">
            <text:p>1082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1167">
            <text:p>1167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1193">
            <text:p>1193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1561">
            <text:p>156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2131">
            <text:p>2131</text:p>
          </table:table-cell>
          <table:table-cell table:number-columns-repeated="251"/>
        </table:table-row>
        <table:table-row table:style-name="ro1">
          <table:table-cell table:style-name="ce2" office:value-type="float" office:value="38643">
            <text:p>18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2256">
            <text:p>225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La7</text:p>
          </table:table-cell>
          <table:table-cell table:style-name="ce8" office:value-type="float" office:value="293">
            <text:p>293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3</text:p>
          </table:table-cell>
          <table:table-cell table:style-name="ce8" office:value-type="float" office:value="686">
            <text:p>68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Italia1</text:p>
          </table:table-cell>
          <table:table-cell table:style-name="ce8" office:value-type="float" office:value="775">
            <text:p>775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ete4</text:p>
          </table:table-cell>
          <table:table-cell table:style-name="ce8" office:value-type="float" office:value="1066">
            <text:p>1066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Canale5</text:p>
          </table:table-cell>
          <table:table-cell table:style-name="ce8" office:value-type="float" office:value="1670">
            <text:p>167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1</text:p>
          </table:table-cell>
          <table:table-cell table:style-name="ce8" office:value-type="float" office:value="1780">
            <text:p>1780</text:p>
          </table:table-cell>
          <table:table-cell table:number-columns-repeated="251"/>
        </table:table-row>
        <table:table-row table:style-name="ro1">
          <table:table-cell table:style-name="ce2" office:value-type="float" office:value="38644">
            <text:p>19/10/05</text:p>
          </table:table-cell>
          <table:table-cell table:style-name="ce5" office:value-type="float" office:value="0.9375">
            <text:p>22.30</text:p>
          </table:table-cell>
          <table:table-cell table:style-name="ce5" office:value-type="float" office:value="0.0833333333333333">
            <text:p>2.00</text:p>
          </table:table-cell>
          <table:table-cell table:style-name="ce8" office:value-type="string">
            <text:p>Rai2</text:p>
          </table:table-cell>
          <table:table-cell table:style-name="ce8" office:value-type="float" office:value="4965">
            <text:p>496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6514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ascolti" table:base-cell-address="$'13_19 ott'.$A$1" table:cell-range-address="$'13_19 ott'.$A$1:.$E$39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Sì</number:text>
    </number:number-style>
    <number:number-style style:name="N120P1" style:volatile="true">
      <number:text>Sì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o</number:text>
    </number:number-style>
    <number:number-style style:name="N121P1" style:volatile="true">
      <number:text>V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ttivo</number:text>
    </number:number-style>
    <number:number-style style:name="N122P1" style:volatile="true">
      <number:text>Attivo</number:text>
    </number:number-style>
    <number:number-style style:name="N122">
      <number:text>Disattiv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3P0"/>
    </number:currency-style>
    <number:date-style style:name="N124">
      <number:month number:textual="true"/>
      <number:text>-</number:text>
      <number:year number:style="long"/>
    </number:date-style>
    <number:date-style style:name="N125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6P0" style:volatile="true">
      <number:day number:style="long"/>
      <number:text>/</number:text>
      <number:month number:style="long"/>
      <number:text>/</number:text>
      <number:year/>
    </number:date-style>
    <number:text-style style:name="N126">
      <number:text-content/>
      <style:map style:condition="value()&gt;=0" style:apply-style-name="N126P0"/>
    </number:text-style>
    <number:time-style style:name="N127">
      <number:hours/>
      <number:text>.</number:text>
      <number:minutes number:style="long"/>
      <number:text>.</number:text>
      <number:seconds number:style="long"/>
    </number:time-style>
    <number:time-style style:name="N128P0" style:volatile="true">
      <number:hours/>
      <number:text>.</number:text>
      <number:minutes number:style="long"/>
    </number:time-style>
    <number:text-style style:name="N128">
      <number:text-content/>
      <style:map style:condition="value()&gt;=0" style:apply-style-name="N128P0"/>
    </number:text-style>
    <number:time-style style:name="N129">
      <number:hours/>
    </number:time-style>
    <number:date-style style:name="N130">
      <number:month number:textual="true"/>
    </number:dat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6.02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3_5f_19_20_ott" style:display-name="PageStyle_13_19 ot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0-21T02:24:09</meta:creation-date>
    <dc:creator>caresia.marco</dc:creator>
    <dc:date>2006-01-17T19:34:31</dc:date>
    <meta:print-date>2006-07-13T16:02:15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965"/>
  </office:meta>
</office:document-meta>
</file>